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9472in" style:rel-column-width="9299*"/>
    </style:style>
    <style:style style:name="b1.B" style:family="table-column">
      <style:table-column-properties style:column-width="0.716in" style:rel-column-width="7029*"/>
    </style:style>
    <style:style style:name="b1.I" style:family="table-column">
      <style:table-column-properties style:column-width="0.7167in" style:rel-column-width="703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45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0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1" style:family="paragraph" style:parent-style-name="Text_20_body">
      <style:text-properties fo:font-size="8pt" style:font-size-asian="8pt" style:font-size-complex="8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style:font-size-complex="10pt"/>
    </style:style>
    <style:style style:name="T21" style:family="text">
      <style:text-properties style:text-position="super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3" style:family="text">
      <style:text-properties style:text-position="0% 100%" fo:language="en" fo:country="US" style:font-name-complex="Arial"/>
    </style:style>
    <style:style style:name="T34" style:family="text">
      <style:text-properties style:text-position="0% 100%" fo:font-style="italic" style:font-style-asian="italic" style:font-name-complex="Symbol" style:font-style-complex="italic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Arial1" style:font-name-asian="Times New Roman" style:font-name-complex="Arial1" style:font-weight-complex="bold"/>
    </style:style>
    <style:style style:name="T39" style:family="text">
      <style:text-properties style:font-weight-complex="bold"/>
    </style:style>
    <style:style style:name="T40" style:family="text">
      <style:text-properties fo:font-size="6pt" style:font-size-asian="6pt" style:font-size-complex="6pt"/>
    </style:style>
    <style:style style:name="T41" style:family="text">
      <style:text-properties fo:color="#000000" style:text-position="0% 100%" fo:language="en" fo:country="US" style:text-underline-style="none" fo:font-weight="normal" style:font-weight-asian="normal" style:font-name-complex="Arial" style:font-weight-complex="normal"/>
    </style:style>
    <style:style style:name="T42" style:family="text">
      <style:text-properties fo:color="#000000"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CALIBRATION CERTIFICATE</text:p>
      <text:p text:style-name="P34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5">/</text:span><text:span text:style-name="T16">N</text:span><text:span text:style-name="T35">: </text:span><text:span text:style-name="T16"><text:s text:c="2"/></text:span><text:span text:style-name="T36">$allSerial</text:span></text:p>
      <text:p text:style-name="P10"/>
      <text:p text:style-name="P3">Measurement limits: </text:p>
      <text:p text:style-name="Standard"><text:span text:style-name="T9">from 10 </text:span><text:span text:style-name="T28">µ</text:span><text:span text:style-name="T9">rem/h to 1.0 rem/h, </text:span></text:p>
      <text:p text:style-name="P4">from 0.1 cps to 10<text:span text:style-name="T19">4</text:span> cps</text:p>
      <text:p text:style-name="P7"/>
      <text:p text:style-name="P4"><text:span text:style-name="T37">Measurement error: </text:span><text:span text:style-name="T38">±</text:span><text:span text:style-name="T39">20</text:span> %</text:p>
      <text:p text:style-name="P16"/>
      <text:p text:style-name="P3">Operating conditions: </text:p>
      <text:p text:style-name="P42"><text:span text:style-name="T15">- Air temperature<text:tab/></text:span><text:span text:style-name="T29"><text:tab/><text:tab/><text:tab/><text:tab/>+</text:span><text:span text:style-name="T15">$temp</text:span><text:span text:style-name="T29"> °</text:span><text:span text:style-name="T15">C</text:span></text:p>
      <text:p text:style-name="P42"><text:span text:style-name="T15">- Atmospheric pressure<text:tab/></text:span><text:span text:style-name="T15"><text:tab/><text:tab/><text:tab/>98,5 kPa</text:span></text:p>
      <text:p text:style-name="P42"><text:span text:style-name="T15">- Relative humidity<text:tab/><text:tab/></text:span><text:span text:style-name="T15"><text:tab/><text:tab/>$vlag %</text:span></text:p>
      <text:p text:style-name="P43">- Gamma radiation background<text:tab/><text:tab/><text:tab/>$rem_bground <text:s/><text:span text:style-name="T43">µ</text:span>rem/h</text:p>
      <text:p text:style-name="Standard"><text:span text:style-name="Знак_20_примечания"><text:span text:style-name="T40"/></text:span></text:p>
      <text:p text:style-name="P33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, <text:span text:style-name="T20">137</text:span>Cs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</text:span><text:span text:style-name="T26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2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18">Radia-tion source <text:s/>number</text:p>
          </table:table-cell>
          <table:table-cell table:style-name="t1.B2" table:number-rows-spanned="3" office:value-type="string">
            <text:p text:style-name="P23"><text:span text:style-name="T13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17">Relative gamma radiation <text:s/>measurement</text:span> <text:span text:style-name="T13">error</text:span><text:span text:style-name="T5">, </text:span><text:span text:style-name="T27">θ</text:span><text:span text:style-name="T25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5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t1.K2" table:number-rows-spanned="3" office:value-type="string">
            <text:p text:style-name="P19"><text:span text:style-name="T13">Limits of intrinsic relative error</text:span>, % </text:p>
            <text:p text:style-name="P2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3">Back-ground</text:span>, <text:span text:style-name="T14">µrem</text:span><text:span text:style-name="T22">/</text:span><text:span text:style-name="T14">h</text:span></text:p>
          </table:table-cell>
          <table:table-cell table:style-name="t1.D3" table:number-columns-spanned="3" office:value-type="string">
            <text:p text:style-name="P27"><text:span text:style-name="T13">Measured value</text:span> <text:span text:style-name="T22">Ḣ</text:span><text:span text:style-name="T21">*</text:span><text:span text:style-name="T24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3">Average value</text:span>, <text:span text:style-name="T14">H</text:span><text:span text:style-name="T24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2">H</text:span><text:span text:style-name="T23">1</text:span></text:p>
          </table:table-cell>
          <table:table-cell table:style-name="t1.D3" office:value-type="string">
            <text:p text:style-name="P27"><text:span text:style-name="T14">H</text:span><text:span text:style-name="T23">2</text:span></text:p>
          </table:table-cell>
          <table:table-cell table:style-name="t1.D3" office:value-type="string">
            <text:p text:style-name="P2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7<text:span text:style-name="T13">0</text:span> µ<text:span text:style-name="T13">rem</text:span>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3">±<text:span text:style-name="T26">20</text:span></text:p>
          </table:table-cell>
        </table:table-row>
        <table:table-row>
          <table:table-cell table:style-name="t1.A5" office:value-type="string">
            <text:p text:style-name="P13"><text:span text:style-name="T13">0.7</text:span> <text:span text:style-name="T13">m</text:span>rem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,<text:span text:style-name="T13">0</text:span> <text:span text:style-name="T13">m</text:span>rem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7<text:span text:style-name="T13">0</text:span> mrem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13">0.7</text:span> rem/h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1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ext:p text:style-name="P40"/>
      <text:p text:style-name="P40"/>
      <text:p text:style-name="P5">Beta radiation, Sr-90+Y-90, area source 160 mm<text:span text:style-name="T20">2</text:span></text:p>
      <table:table table:name="b1" table:style-name="b1">
        <table:table-column table:style-name="b1.A"/>
        <table:table-column table:style-name="b1.B" table:number-columns-repeated="7"/>
        <table:table-column table:style-name="b1.I"/>
        <table:table-row table:style-name="b1.1">
          <table:table-cell table:style-name="b1.A1" table:number-columns-spanned="9" office:value-type="string">
            <text:p text:style-name="P17"><text:span text:style-name="T1">Radiation monitor AT6130</text:span><text:span text:style-name="T26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6"><text:span text:style-name="T33">Conventionally true value of external solid angle radiation 2</text:span><text:span text:style-name="T41">π</text:span><text:span text:style-name="T42">av</text:span><text:span text:style-name="T33">, cps</text:span></text:p>
          </table:table-cell>
          <table:table-cell table:style-name="b1.B2" table:number-rows-spanned="3" office:value-type="string">
            <text:p text:style-name="P18">Radiation source <text:s/>number</text:p>
          </table:table-cell>
          <table:table-cell table:style-name="b1.B2" table:number-columns-spanned="4" office:value-type="string">
            <text:p text:style-name="P28">Count rate in test point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3"><text:span text:style-name="T17">Relative <text:s/>measure-ment</text:span> <text:span text:style-name="T13">error</text:span></text:p>
            <text:p text:style-name="P23"><text:span text:style-name="T27">θ</text:span><text:span text:style-name="T25">пр</text:span><text:span text:style-name="T24">i</text:span><text:span text:style-name="T26">,</text:span> %</text:p>
          </table:table-cell>
          <table:table-cell table:style-name="b1.B2" table:number-rows-spanned="3" office:value-type="string">
            <text:p text:style-name="P25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b1.I2" table:number-rows-spanned="3" office:value-type="string">
            <text:p text:style-name="P19"><text:span text:style-name="T13">Limits of intrinsic relative error</text:span>, % </text:p>
            <text:p text:style-name="P20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8"><text:span text:style-name="T13">Measured valu</text:span><text:span text:style-name="T30">e</text:span><text:span text:style-name="T32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38"><text:span text:style-name="T13">Average value</text:span>, <text:span text:style-name="T32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7"><text:span text:style-name="T34">cps</text:span><text:span text:style-name="T23">1</text:span></text:p>
          </table:table-cell>
          <table:table-cell table:style-name="b1.C4" office:value-type="string">
            <text:p text:style-name="P38"><text:span text:style-name="T32">cps</text:span><text:span text:style-name="T23">2</text:span></text:p>
          </table:table-cell>
          <table:table-cell table:style-name="b1.C4" office:value-type="string">
            <text:p text:style-name="P38"><text:span text:style-name="T32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4">β1-90</text:p>
          </table:table-cell>
          <table:table-cell table:style-name="b1.B5" office:value-type="float" office:value="660">
            <text:p text:style-name="P15">0660</text:p>
          </table:table-cell>
          <table:table-cell table:style-name="b1.C3" office:value-type="string">
            <text:p text:style-name="P14">β1-60</text:p>
          </table:table-cell>
          <table:table-cell table:style-name="b1.C3" office:value-type="string">
            <text:p text:style-name="P14">β1-70</text:p>
          </table:table-cell>
          <table:table-cell table:style-name="b1.C3" office:value-type="string">
            <text:p text:style-name="P14">β1-80</text:p>
          </table:table-cell>
          <table:table-cell table:style-name="b1.C3" office:value-type="string">
            <text:p text:style-name="P14">β1-00</text:p>
          </table:table-cell>
          <table:table-cell table:style-name="b1.C3" office:value-type="string">
            <text:p text:style-name="P14">β1-10</text:p>
          </table:table-cell>
          <table:table-cell table:style-name="b1.C3" office:value-type="string">
            <text:p text:style-name="P14">β1-20</text:p>
          </table:table-cell>
          <table:table-cell table:style-name="b1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1.A5" office:value-type="string">
            <text:p text:style-name="P14">β1-91</text:p>
          </table:table-cell>
          <table:table-cell table:style-name="b1.B6" office:value-type="float" office:value="6905">
            <text:p text:style-name="P15">6905</text:p>
          </table:table-cell>
          <table:table-cell table:style-name="b1.C3" office:value-type="string">
            <text:p text:style-name="P14">β1-61</text:p>
          </table:table-cell>
          <table:table-cell table:style-name="b1.C3" office:value-type="string">
            <text:p text:style-name="P14">β1-71</text:p>
          </table:table-cell>
          <table:table-cell table:style-name="b1.C3" office:value-type="string">
            <text:p text:style-name="P14">β1-81</text:p>
          </table:table-cell>
          <table:table-cell table:style-name="b1.C3" office:value-type="string">
            <text:p text:style-name="P14">β1-01</text:p>
          </table:table-cell>
          <table:table-cell table:style-name="b1.C3" office:value-type="string">
            <text:p text:style-name="P14">β1-11</text:p>
          </table:table-cell>
          <table:table-cell table:style-name="b1.C3" office:value-type="string">
            <text:p text:style-name="P14">β1-21</text:p>
          </table:table-cell>
          <table:covered-table-cell/>
        </table:table-row>
        <table:table-row>
          <table:table-cell table:style-name="b1.A5" office:value-type="string">
            <text:p text:style-name="P14">β1-92</text:p>
          </table:table-cell>
          <table:table-cell table:style-name="b1.B5" office:value-type="float" office:value="661">
            <text:p text:style-name="P15">0661</text:p>
          </table:table-cell>
          <table:table-cell table:style-name="b1.C3" office:value-type="string">
            <text:p text:style-name="P14">β1-62</text:p>
          </table:table-cell>
          <table:table-cell table:style-name="b1.C3" office:value-type="string">
            <text:p text:style-name="P14">β1-72</text:p>
          </table:table-cell>
          <table:table-cell table:style-name="b1.C3" office:value-type="string">
            <text:p text:style-name="P14">β1-82</text:p>
          </table:table-cell>
          <table:table-cell table:style-name="b1.C3" office:value-type="string">
            <text:p text:style-name="P14">β1-02</text:p>
          </table:table-cell>
          <table:table-cell table:style-name="b1.C3" office:value-type="string">
            <text:p text:style-name="P14">β1-12</text:p>
          </table:table-cell>
          <table:table-cell table:style-name="b1.C3" office:value-type="string">
            <text:p text:style-name="P14">β1-22</text:p>
          </table:table-cell>
          <table:covered-table-cell/>
        </table:table-row>
        <table:table-row>
          <table:table-cell table:style-name="b1.A8" office:value-type="string">
            <text:p text:style-name="P14">β1-9<text:span text:style-name="T13">3</text:span></text:p>
          </table:table-cell>
          <table:table-cell table:style-name="b1.B8" office:value-type="float" office:value="662">
            <text:p text:style-name="P15">0662</text:p>
          </table:table-cell>
          <table:table-cell table:style-name="b1.C8" office:value-type="string">
            <text:p text:style-name="P14">β1-6<text:span text:style-name="T13">3</text:span></text:p>
          </table:table-cell>
          <table:table-cell table:style-name="b1.C8" office:value-type="string">
            <text:p text:style-name="P14">β1-7<text:span text:style-name="T13">3</text:span></text:p>
          </table:table-cell>
          <table:table-cell table:style-name="b1.C8" office:value-type="string">
            <text:p text:style-name="P14">β1-8<text:span text:style-name="T13">3</text:span></text:p>
          </table:table-cell>
          <table:table-cell table:style-name="b1.C8" office:value-type="string">
            <text:p text:style-name="P14">β1-0<text:span text:style-name="T13">3</text:span></text:p>
          </table:table-cell>
          <table:table-cell table:style-name="b1.C8" office:value-type="string">
            <text:p text:style-name="P14">β1-1<text:span text:style-name="T13">3</text:span></text:p>
          </table:table-cell>
          <table:table-cell table:style-name="b1.C8" office:value-type="string">
            <text:p text:style-name="P14">β1-2<text:span text:style-name="T13">3</text:span></text:p>
          </table:table-cell>
          <table:covered-table-cell/>
        </table:table-row>
      </table:table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Calibrated by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29">Technical control: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139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4-02-20T12:03:07.05</dc:date>
    <meta:print-date>2019-04-03T15:18:00</meta:print-date>
    <meta:editing-cycles>175</meta:editing-cycles>
    <meta:editing-duration>PT12H24M31S</meta:editing-duration>
    <meta:generator>OpenOffice/4.1.6$Win32 OpenOffice.org_project/416m1$Build-9790</meta:generator>
    <meta:document-statistic meta:table-count="3" meta:image-count="1" meta:object-count="0" meta:page-count="1" meta:paragraph-count="140" meta:word-count="280" meta:character-count="1808"/>
  </office:meta>
</office:document-meta>
</file>